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145000000D9D59E117D.eps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944cm" svg:height="3.301cm" svg:x="1.968cm" svg:y="0.246cm">
          <draw:image xlink:href="Pictures/2000000200000145000000D9D59E117D.eps" xlink:type="simple" xlink:show="embed" xlink:actuate="onLoad">
            <text:p/>
          </draw:image>
        </draw:frame>
        <draw:frame draw:style-name="gr2" draw:layer="layout" svg:width="0.446cm" svg:height="0.469cm" svg:x="2.911cm" svg:y="0.40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4cm" svg:height="0.469cm" svg:x="2.962cm" svg:y="0.80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391cm" svg:height="0.469cm" svg:x="5.402cm" svg:y="0.44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4cm" svg:height="0.469cm" svg:x="5.144cm" svg:y="1.12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2" draw:layer="layout" svg:width="1.23cm" svg:height="0.696cm" draw:transform="rotate (1.5707963267946) translate (3.973cm 1.631cm)">
          <draw:text-box>
            <text:p><text:span text:style-name="T1">جمع کار</text:span></text:p>
          </draw:text-box>
        </draw:frame>
        <draw:frame draw:style-name="gr3" draw:text-style-name="P2" draw:layer="layout" svg:width="1.844cm" svg:height="0.696cm" svg:x="5.283cm" svg:y="2.944cm">
          <draw:text-box>
            <text:p><text:span text:style-name="T1">زبردستی پست</text:span></text:p>
          </draw:text-box>
        </draw:frame>
        <draw:line draw:style-name="gr4" draw:text-style-name="P1" draw:layer="layout" svg:x1="5.485cm" svg:y1="3.123cm" svg:x2="6.841cm" svg:y2="3.123cm">
          <text:p/>
        </draw:line>
        <draw:frame draw:style-name="gr3" draw:text-style-name="P2" draw:layer="layout" svg:width="1.145cm" svg:height="0.696cm" svg:x="5.258cm" svg:y="1.963cm">
          <draw:text-box>
            <text:p><text:span text:style-name="T1">ساعت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1-14T18:33:37</dc:date>
    <dc:creator>kkk </dc:creator>
    <meta:editing-duration>PT12H58M56S</meta:editing-duration>
    <meta:editing-cycles>54</meta:editing-cycles>
    <meta:generator>LibreOffice/3.3$Linux LibreOffice_project/330m19$Build-401</meta:generator>
    <meta:document-statistic meta:object-count="9"/>
  </office:meta>
</office:document-meta>
</file>

<file path=Object 1/content.xml><?xml version="1.0" encoding="utf-8"?>
<math xmlns="http://www.w3.org/1998/Math/MathML">
  <semantics>
    <mi>y</mi>
    <annotation encoding="StarMath 5.0">y</annotation>
  </semantics>
</math>
</file>

<file path=Object 2/content.xml><?xml version="1.0" encoding="utf-8"?>
<math xmlns="http://www.w3.org/1998/Math/MathML">
  <semantics>
    <mi>z</mi>
    <annotation encoding="StarMath 5.0">z</annotation>
  </semantics>
</math>
</file>

<file path=Object 3/content.xml><?xml version="1.0" encoding="utf-8"?>
<math xmlns="http://www.w3.org/1998/Math/MathML">
  <semantics>
    <mi>s</mi>
    <annotation encoding="StarMath 5.0">s</annotation>
  </semantics>
</math>
</file>

<file path=Object 4/content.xml><?xml version="1.0" encoding="utf-8"?>
<math xmlns="http://www.w3.org/1998/Math/MathML">
  <semantics>
    <mi>c</mi>
    <annotation encoding="StarMath 5.0">c</annotation>
  </semantics>
</math>
</file>